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1.14pt"/>
    </style:style>
    <style:style style:name="co2" style:family="table-column">
      <style:table-column-properties fo:break-before="auto" style:column-width="40pt"/>
    </style:style>
    <style:style style:name="co3" style:family="table-column">
      <style:table-column-properties fo:break-before="auto" style:column-width="94.25pt"/>
    </style:style>
    <style:style style:name="co4" style:family="table-column">
      <style:table-column-properties fo:break-before="auto" style:column-width="15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.96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3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9" table:default-cell-style-name="Default"/>
        <table:table-row table:style-name="ro1">
          <table:table-cell office:value-type="string" calcext:value-type="string">
            <text:p>\begin{tabularx}{\linewidth}{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ua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@{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\toprule</text:p>
          </table:table-cell>
          <table:table-cell table:style-name="ce1"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\textbf{Computation of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Input siz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textbf{Execution time }</text:p>
          </table:table-cell>
          <table:table-cell office:value-type="string" calcext:value-type="string">
            <text:p><text:s/>(approx.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midrul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20\ms</text:p>
          </table:table-cell>
          <table:table-cell/>
          <table:table-cell office:value-type="string" calcext:value-type="string">
            <text:p>\\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etrics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10’00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50\ms</text:p>
          </table:table-cell>
          <table:table-cell/>
          <table:table-cell office:value-type="string" calcext:value-type="string">
            <text:p>\\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1’000’00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1\s</text:p>
          </table:table-cell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\midrule</text:p>
          </table:table-cell>
          <table:table-cell table:number-columns-repeated="1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KPIs \quad \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10\ms</text:p>
          </table:table-cell>
          <table:table-cell/>
          <table:table-cell office:value-type="string" calcext:value-type="string">
            <text:p>\\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ariability scores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100\ms</text:p>
          </table:table-cell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\bottomr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\multicolumn{1}{@{}l|}{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2:55:13.475864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6:45:34.829702736</meta:creation-date>
    <dc:date>2019-10-02T12:55:25.322050245</dc:date>
    <meta:editing-duration>PT31M5S</meta:editing-duration>
    <meta:editing-cycles>23</meta:editing-cycles>
    <meta:generator>LibreOffice/6.0.7.3$Linux_X86_64 LibreOffice_project/00m0$Build-3</meta:generator>
    <meta:document-statistic meta:table-count="1" meta:cell-count="61" meta:object-count="0"/>
  </office:meta>
</office:document-meta>
</file>